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>
      <style:paragraph-properties fo:margin-left="2.501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swers</text:p>
      <text:list xml:id="list6532226806138249887" text:style-name="L1">
        <text:list-item>
          <text:p text:style-name="P1">For this, we would add the following members to the visitor class:</text:p>
        </text:list-item>
      </text:list>
      <text:list xml:id="list8948972601716826858" text:style-name="L2">
        <text:list-item>
          <text:p text:style-name="P2"><text:span text:style-name="Example">Map&lt;String, int&gt;: fieldDeclarations</text:span>: Every time a field declaration is encountered, an entry is added to this dictionary, in which they key is the field name and the value is the line where it was found.</text:p>
        </text:list-item>
        <text:list-item>
          <text:p text:style-name="P2"><text:span text:style-name="Example">Map&lt;String, int&gt;: currentVariableDeclarations</text:span>: A new instance of this dictionary is created before visiting a method. It holds name and line of locally defined variables.</text:p>
        </text:list-item>
        <text:list-item>
          <text:p text:style-name="P2"><text:span text:style-name="Example">Set&lt;String&gt;: localUses</text:span>: Re-created before visiting a method. Every time a variable use is found its name is added to this set if it can be found as a key in <text:span text:style-name="Example">currentVariableDeclarations</text:span>. After visiting a method, any names present as keys in <text:s/><text:span text:style-name="Example">currentVariableDeclarations</text:span> but not in this set are reported as unused local variables.</text:p>
        </text:list-item>
        <text:list-item>
          <text:p text:style-name="P2"><text:span text:style-name="Example">Set&lt;String&gt;: fieldUses</text:span>: Every time a variable use is found its name is added to this set if it <text:span text:style-name="T1">can't</text:span> be found as a key in <text:span text:style-name="Example">currentVariableDeclarations</text:span>. After visiting the whole type declaration, any keys present in <text:span text:style-name="Example">fieldDeclarations</text:span> but not in this set are reported as unused fields.</text:p>
        </text:list-item>
      </text:list>
      <text:list xml:id="list43299660" text:continue-list="list6532226806138249887" text:style-name="L1">
        <text:list-item>
          <text:p text:style-name="P1">The classes that represent these expressions in the JDT API are:</text:p>
          <text:list>
            <text:list-item>
              <text:p text:style-name="P1">A <text:span text:style-name="T1">variable declaration</text:span> is represented by the class <text:span text:style-name="Example">VariableDeclaration</text:span><text:span text:style-name="Example">Statement</text:span>.</text:p>
            </text:list-item>
            <text:list-item>
              <text:p text:style-name="P1">A <text:span text:style-name="T1">variable access</text:span> is represented by <text:span text:style-name="Example">SimpleName</text:span> (except when it's used as the last element in the left-hand side of an assignment).</text:p>
            </text:list-item>
            <text:list-item>
              <text:p text:style-name="P1">A <text:span text:style-name="T1">field declaration</text:span> is represented by the class <text:span text:style-name="Example">FieldDeclaration</text:span>.</text:p>
            </text:list-item>
            <text:list-item>
              <text:p text:style-name="P1">A <text:span text:style-name="T1">field access</text:span> can be represented in the same way as a <text:span text:style-name="T1">variable access</text:span> and additionally as <text:span text:style-name="Example">QualifiedName</text:span> or <text:span text:style-name="Example">FieldAccess</text:span>.</text:p>
            </text:list-item>
            <text:list-item>
              <text:p text:style-name="P1">An <text:span text:style-name="T1">assignment</text:span> is represented by the class <text:span text:style-name="Example">Assignment</text:span>.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fo:line-height="120%" fo:text-align="justify" style:justify-single-word="false" style:page-number="auto">
        <style:tab-stops/>
      </style:paragraph-properties>
      <style:text-properties style:font-name="Liberation Sans1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Untitled1" style:family="paragraph" style:parent-style-name="Text_20_body_20_indent" style:class="text">
      <style:text-properties style:font-name="Liberation Mono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Example" style:family="text">
      <style:text-properties style:font-name="Liberation Mono1" fo:font-size="10pt" fo:background-color="#eeeeee" style:font-name-asian="Droid Sans Fallback1" style:font-size-asian="10.5pt" style:font-name-complex="Liberation Mono1"/>
    </style:style>
    <style:style style:name="Source_20_Text" style:display-name="Source Text" style:family="text">
      <style:text-properties style:font-name="Liberation Mono1" style:font-name-asian="Droid Sans Fallback1" style:font-name-complex="Liberation Mon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6T23:12:39.99</meta:creation-date>
    <meta:editing-duration>PT19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2" meta:word-count="262" meta:character-count="1590"/>
    <dc:date>2016-03-26T23:12:49.90</dc:date>
    <dc:creator>Eduardo Jaime</dc:creator>
  </office:meta>
</office:document-meta>
</file>